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0.55pt"/>
    </style:style>
    <style:style style:name="co2" style:family="table-column">
      <style:table-column-properties fo:break-before="auto" style:column-width="233.09pt"/>
    </style:style>
    <style:style style:name="co3" style:family="table-column">
      <style:table-column-properties fo:break-before="auto" style:column-width="310.31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office:annotation draw:style-name="gr1" draw:text-style-name="P2" svg:width="81.67pt" svg:height="28.09pt" svg:x="395.63pt" svg:y="4667.61pt" draw:caption-point-x="-15.39pt" draw:caption-point-y="-2597.05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81.67pt" svg:height="61.68pt" svg:x="395.63pt" svg:y="13704.3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1" draw:text-style-name="P2" svg:width="82.18pt" svg:height="28.09pt" svg:x="628.24pt" svg:y="9053.0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text:p>
          </table:table-cell>
          <table:table-cell office:value-type="string" calcext:value-type="string">
            <text:p>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297">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7.37pt" draw:z-index="4" draw:style-name="gr3" draw:text-style-name="P3" svg:width="39.74pt" svg:height="15.05pt" svg:x="22.08pt" svg:y="14.74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4.56pt" draw:z-index="5" draw:style-name="gr3" draw:text-style-name="P3" svg:width="39.49pt" svg:height="15.05pt" svg:x="64.26pt" svg:y="11.93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8">00/00/0000</text:date>, <text:time style:data-style-name="N2" text:time-value="08:16:10.17986278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3-28T15:08:38.863365327</dc:date>
    <meta:editing-duration>P59DT17H48M31S</meta:editing-duration>
    <meta:editing-cycles>2658</meta:editing-cycles>
    <meta:generator>LibreOffice/6.0.7.3$Linux_X86_64 LibreOffice_project/00m0$Build-3</meta:generator>
    <meta:document-statistic meta:table-count="2" meta:cell-count="481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